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6.59pt"/>
    </style:style>
    <style:style style:name="co3" style:family="table-column">
      <style:table-column-properties fo:break-before="auto" style:column-width="181.64pt"/>
    </style:style>
    <style:style style:name="co4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Other Details</text:p>
          </table:table-cell>
        </table:table-row>
        <table:table-row table:style-name="ro1">
          <table:table-cell office:value-type="string" calcext:value-type="string">
            <text:p>Data Scientist</text:p>
          </table:table-cell>
          <table:table-cell office:value-type="string" calcext:value-type="string">
            <text:p>Tech Mahindra</text:p>
          </table:table-cell>
          <table:table-cell office:value-type="string" calcext:value-type="string">
            <text:p>https://www.indeed.com/cmp/Tech-Mahindra/jobs/Data-Scientist-7f835f54463be77e?sjdu=QwrRXKrqZ3CNX5W-O9jEveJgZ7DRbh_ySwPONsqRa9aiyXNAXY5mAmQlwh_DU4TQniyqHhU8ury2BXpOTsWRqw&amp;tk=1cb27viroa40t8ij&amp;vjs=3</text:p>
          </table:table-cell>
          <table:table-cell office:value-type="string" calcext:value-type="string">
            <text:p>Good job description</text:p>
          </table:table-cell>
          <table:table-cell office:value-type="string" calcext:value-type="string">
            <text:p>6-Month Contract</text:p>
          </table:table-cell>
        </table:table-row>
        <table:table-row table:style-name="ro1">
          <table:table-cell office:value-type="string" calcext:value-type="string">
            <text:p>Data Scientist, Rev Mgmt</text:p>
          </table:table-cell>
          <table:table-cell office:value-type="string" calcext:value-type="string">
            <text:p>Sysco</text:p>
          </table:table-cell>
          <table:table-cell office:value-type="string" calcext:value-type="string">
            <text:p>https://www.indeed.com/viewjob?jk=51143143f470cb3f&amp;tk=1cb288g6ta1cnb2e&amp;from=serp&amp;alid=3&amp;advn=1684417477271275</text:p>
          </table:table-cell>
          <table:table-cell office:value-type="string" calcext:value-type="string">
            <text:p>Well defined job requirement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a Scientist</text:p>
          </table:table-cell>
          <table:table-cell office:value-type="string" calcext:value-type="string">
            <text:p>AIG</text:p>
          </table:table-cell>
          <table:table-cell office:value-type="string" calcext:value-type="string">
            <text:p>https://www.indeed.com/viewjob?jk=942a7dd36c71b899&amp;from=recjobs&amp;vjtk=1cb28fju7a40tbjt</text:p>
          </table:table-cell>
          <table:table-cell office:value-type="string" calcext:value-type="string">
            <text:p>Well defined job requirement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a Scientis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<text:a xlink:href="https://www.indeed.com/viewjob?jk=d08f0a47ebaac78b&amp;tk=1cb27viroa40t8ij&amp;from=serp&amp;vjs=3" xlink:type="simple">https://www.indeed.com/viewjob?jk=d08f0a47ebaac78b&amp;tk=1cb27viroa40t8ij&amp;from=serp&amp;vjs=3</text:a></text:p>
          </table:table-cell>
          <table:table-cell office:value-type="string" calcext:value-type="string">
            <text:p>Utilizes my current industry knowledg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ata Scientist</text:p>
          </table:table-cell>
          <table:table-cell office:value-type="string" calcext:value-type="string">
            <text:p>Saudi Aramco</text:p>
          </table:table-cell>
          <table:table-cell office:value-type="string" calcext:value-type="string">
            <text:p><text:a xlink:href="https://www.linkedin.com/jobs/view/data-scientist-at-saudi-aramco-574111377?trkInfo=searchKeywordString%3AData%2BScientist%2CsearchLocationString%3AHouston%252C%2BTX%2Cvertical%3Ajobs%2CpageNum%3A0%2Cposition%3A1%2CMSRPsearchId%3Adc94774c-18d2-4e76-8afa-996b6e3d6d77&amp;refId=dc94774c-18d2-4e76-8afa-996b6e3d6d77&amp;trk=jobs_jserp_job_listing_text" xlink:type="simple">https://www.linkedin.com/jobs/view/data-scientist-at-saudi-aramco-574111377?trkInfo=searchKeywordString%3AData%2BScientist%2CsearchLocationString%3AHouston%252C%2BTX%2Cvertical%3Ajobs%2CpageNum%3A0%2Cposition%3A1%2CMSRPsearchId%3Adc94774c-18d2-4e76-8afa-996b6e3d6d77&amp;refId=dc94774c-18d2-4e76-8afa-996b6e3d6d77&amp;trk=jobs_jserp_job_listing_text</text:a></text:p>
          </table:table-cell>
          <table:table-cell office:value-type="string" calcext:value-type="string">
            <text:p>Utilizes my current industry knowledg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deal Compan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fl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stment 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verpool F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Ideal Jo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ipulating data, crunching numbers and building algos to present data non-technical people in a digestible form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nt to help people understand their jobs, data and problems better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eking a position that will enable me to utilize the technical and analytical skills gained over an 18-year professional career,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 well as the people skills that enable me to put the customer first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5">00/00/0000</text:date>, <text:time style:data-style-name="N2" text:time-value="15:41:41.2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09:14:22.866000000</meta:creation-date>
    <dc:date>2018-04-15T15:49:20.407000000</dc:date>
    <meta:editing-duration>PT8H51M56S</meta:editing-duration>
    <meta:editing-cycles>2</meta:editing-cycles>
    <meta:generator>LibreOffice/5.4.4.2$Windows_X86_64 LibreOffice_project/2524958677847fb3bb44820e40380acbe820f960</meta:generator>
    <meta:document-statistic meta:table-count="1" meta:cell-count="41" meta:object-count="0"/>
  </office:meta>
</office:document-meta>
</file>